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style:style style:name="P2" style:family="paragraph" style:parent-style-name="Normal">
      <style:paragraph-properties fo:text-align="center"/>
    </style:style>
  </office:automatic-styles>
  <office:body>
    <office:text>
      <text:p text:style-name="P1">•••</text:p>
      <text:p text:style-name="P2">Monday</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you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and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last sentence too. Deep down, she knew that. Right now though, she wasn't in the mood to think about it. </text:p>
      <text:p text:style-name="Normal">“...”</text:p>
      <text:p text:style-name="Normal">But a lie is a lie.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it made her smile.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her knees and let her arms and her upper body rest their weight on them. A drop of sweat trickled down from her brow, falling into a small puddle below her. The puddle was by no means deep or opaque, and yet by some trick of light, there was her reflection in it. </text:p>
      <text:p text:style-name="Normal"><text:span text:style-name="T1">Say, how much longer are we going to pretend play? I'm sick of it, </text:span>it said.</text:p>
      <text:p text:style-name="Normal">She closed her eyes, ignored it, and walked to the empty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look quite right, so she undid it and smiled again. And again. And again. And again. And again. And again. She kept on trying until at last, she was satisfied with her expression. This mask she now wore looked innocent, harmless, and above all, it was impenetrable; it made her feel more at ease with the idea of meeting others, of meeting you. She'd always thought that since she didn't really have anything going for her, she should get at least this right.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a sole objective: reach her seat and act like she'd been present from the beginning.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and now all eyes were on her.</text:p>
      <text:p text:style-name="Normal">“Ah- ahahah... Good morning sir, sorry for being late,” she said, </text:p>
      <text:p text:style-name="Normal"><text:span text:style-name="T1">?! How did that old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whil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ing for excuses they could present, both failing to find any. Because there weren't any. And as she realized that, her smile faded away, her gaze fell to the floor. </text:p>
      <text:p text:style-name="Normal">“I-I'm afraid I didn't... I don't have it sir.”</text:p>
      <text:p text:style-name="Normal">“...You do not have it in the sense that you forgot it, or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begun falling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you interrupted.</text:p>
      <text:p text:style-name="Normal">“...Pardon?” </text:p>
      <text:p text:style-name="Normal">The teacher was visibly confused. As was everyone. You had... nothing to do with this, this should have been —and was— a matter that didn't concern you. And yet,</text:p>
      <text:p text:style-name="Normal">“Since she and I are neighbours, I'd proposed to take the copy and deliver it myself, but I completely forgot about it,” you explained, and almost every word you'd 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your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wasn't being very quiet. Fortunately, no one else seemed to be hearing them.</text:p>
      <text:p text:style-name="Normal">“...”</text:p>
      <text:p text:style-name="Normal">While that was one less problem to worry about, there was a much greater one that she could hardly ignore. “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It was white, so it was a lie she could bring herself to tell you. It was also the last, for today. After all,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you, for the rest of the day. It was only much later, when the bell rung its last and classes ended that you two would exchange a simple “See you tomorrow”. Whatever happened until next morning —until she saw you again— did not much matter to her.</text:p>
      <text:p text:style-name="Normal"/>
      <text:p text:style-name="P1">•••</text:p>
      <text:p text:style-name="P2">Tuesday</text:p>
      <text:p text:style-name="Normal">Night was starting to fall asleep, and she wanted to watch over it until it did. She wasn't sure why she wanted to do that, but her instincts, her subconscious, her feelings, her wants, they knew. She had gotten used to it, to not understanding herself, so it didn't bother her.</text:p>
      <text:p text:style-name="Normal">Tonight, darkness had fallen slowly, gently. It had gradually covered everything in her room, and before she knew it, while she was busy brooding about what had happened in class, it had blanketed her too. It had come in through her open window, and the breezes that followed it were cool. All together, they sat in silence in her room, she listening to the distant sounds of passing cars, odd siren sounds, and the occasional neighbour who was a bit too loud, and it listening to her thoughts, her worries, and all those things others didn't seem to understand. The scenery outside her window wasn't particularly beautiful or impressive or anything. It wasn't special in any way, but it allowed her to see the sky, gaze at the stars. She felt at home, under them, and her heart was naked, bathing in the moonlight.</text:p>
      <text:p text:style-name="Normal">Tonight, her secrets were safe, there was no need to hide them. There was no one to hide them from. Tonight, she was alone, and there was no loneliness to ruin her solitude. Tonight, she had a heart-to-heart conversation with no one in particular. It was a refreshingly peaceful experience. At some point, she began feeling tired, so decided to lay on her bed and let her imagination take her wherever. Has she fallen asleep? If she had, then she'd dreamt of walking alone under a sea of stars, in a shallow ocean that reflected the open skies. When as usual, she opened her eyes a few hours later, she couldn't help but feel that her vision had been a gift, a gift from tonight.</text:p>
      <text:p text:style-name="Normal">So, it really was a shame, <text:span text:style-name="T1">that even such a night should come to an end. </text:span>Night was falling asleep, and she wanted to watch over it until it did. Maybe she wanted to bask in it until the end. Maybe it was her way of thanking an existence that didn't understand words, one so very different from her own. She couldn't tell.</text:p>
      <text:p text:style-name="Normal">Day would break, not long from now, and for no reason in particular, she wanted to be here to greet it. The alarm clock's hour hand pointed roughly at six, so it wouldn't be ringing for another hour or so. <text:span text:style-name="T1">Six, already... How fast time is. </text:span>It was no use complaining about it, she'd already resigned herself to her fate. But she didn't want to think about that, right now.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